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0"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1" style:family="paragraph" style:parent-style-name="Text_20_body">
      <style:text-properties fo:font-weight="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6" style:family="paragraph" style:parent-style-name="Text_20_body">
      <style:paragraph-properties fo:margin-top="0in" fo:margin-bottom="0in" fo:line-height="114%" fo:text-align="justify" style:justify-single-word="false" style:writing-mode="lr-tb"/>
      <style:text-properties fo:font-weight="bold" style:font-weight-asian="bold" style:font-weight-complex="bold"/>
    </style:style>
    <style:style style:name="P27" style:family="paragraph" style:parent-style-name="Text_20_body">
      <style:paragraph-properties fo:margin-top="0in" fo:margin-bottom="0in" fo:line-height="114%" fo:text-align="justify" style:justify-single-word="false" style:writing-mode="lr-tb"/>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6"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7"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8"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text-underline-style="none" fo:font-weight="normal" style:text-blinking="false"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2"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3" style:family="text">
      <style:text-properties fo:font-variant="normal" fo:text-transform="none" fo:color="#000000" style:text-underline-style="solid" style:text-underline-width="auto" style:text-underline-color="font-color" fo:background-color="transparent"/>
    </style:style>
    <style:style style:name="T14"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5" style:family="text">
      <style:text-properties style:font-name="Arial" fo:font-size="11.25pt" fo:font-style="normal" fo:font-weight="normal"/>
    </style:style>
    <style:style style:name="T16" style:family="text">
      <style:text-properties style:font-name="Arial" fo:font-size="11.25pt" fo:font-style="normal" fo:font-weight="bold"/>
    </style:style>
    <style:style style:name="T17" style:family="text">
      <style:text-properties fo:font-weight="normal"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weight-asian="bold" style:font-weight-complex="bold"/>
    </style:style>
    <style:style style:name="T21"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7">Runtime Verification for LTL and TLTL ← VERY VERY IMPORTANT</text:p>
      <text:p text:style-name="P3">It classifies runtime verification in identifying its distinguishing features to model checking and testing, respectively. It introduces a three-valued semantics (with truth values true, false, inconclusive) as an adequate interpretation as to whether a partial observation of a running system meets an LTL or TLTL property. For LTL, a conceptually simple monitor generation procedure is given, which is optimal in two respects: First, the size of the generated deterministic monitor is minimal, and, second, the monitor identifies a continuously monitored trace as either satisfying or falsifying a property as early as possible. The feasibility of the developed methodology is demontrated using a collection of real-world temporal logic specifications. Moreover, the presented approach is related to the properties monitorable in general and is compared to existing concepts in the literature. It is shown that the set of monitorable properties does not only encompass the safety and co-safety properties but is strictly larger.</text:p>
      <text:p text:style-name="P3">In runtime verification, a correctness property φ is typically automatically translated into a monitor . Such a monitor is then used to check the current execution of a system or a (finite set of) recorded execution(s) with respect to the property φ. </text:p>
      <text:p text:style-name="P6">Research in runtime verification is mainly focussed on the detection of violations (or satisfactions) of correctness properties, e.g., by developing synthethis algorithms for monitors from high-level specifications. </text:p>
      <text:p text:style-name="P3">In model checking, all executions of a given system are examined to answer whether these satisfy a given correctness property φ—either explicitly or implicitly, when using symbolic techniques. This corresponds to the language inclusion problem. In contrast, runtime verification deals with the word problem (whether some word is included in the language) While model checking, especially in case of LTL, considers infinite traces, runtime verification deals with finite traces—as non-idealised executions are necessarily finite.<text:tab/></text:p>
      <text:p text:style-name="P3">The underlying insight, which is equally used in conformance testing [Vasilevski 1973; Chow 1978], <text:span text:style-name="T19">is that for every finite-state system, an infinite trace must reach at least one state twice. Thus, if a finite trace reaches a state a second time, the trace can be extended to an infinite trace by taking the corresponding loop infinitely often. However, in runtime verification—in contrast to the standard approach taken in bounded model checking, an upper bound on the system’s state space is typically not known. More importantly, the states of an observed execution usually do not reflect the system’s state completely but only contain the value of certain variables of interest. Thus, seeing a state twice in an observed execution does not allow to infer that the observed loop can be taken ad infinitum. ← Sooo goood!</text:span></text:p>
      <text:p text:style-name="P6">In online monitoring, the complexity for generating the monitor procedure is often negligible, as the monitor is typically only generated once. However, the complexity of the monitor, i. e., its memory and computation time requirements for checking an execution are of important interest, as the monitor is part of the running system and should only impose a minimal penalty on the system’s response time and memory footprint. Ideally, the monitor does not alter the running system in terms of its functional and non-functional behaviour.</text:p>
      <text:p text:style-name="P6">Pnueli’s LTL [Pnueli 1977] is a well-accepted lineartime temporal logic used for specifying properties of infinite traces. In runtime verification, our goal is to check LTL properties given finite prefixes of infinite traces. </text:p>
      <text:p text:style-name="P3">To implement the idea that, for a given LTL3 formula, its meaning for a prefix of an infinite trace should correspond to its meaning considered as an LTL formula for the full infinite trace, we use <text:soft-page-break/>three truth values: true, false, and inconclusive, denoted respectively by T , ⊥, and ?. More precisely, given a finite word u and an LTL3 formula φ, thesemantics is defined as follows:</text:p>
      <text:p text:style-name="P3">—if there is no continuation of u satisfying φ (considered as an LTL formula), the value of φ is false;</text:p>
      <text:p text:style-name="P3">—if every continuation of u satisfies φ (considered as an LTL formula), it is true;</text:p>
      <text:p text:style-name="P3">—otherwise, the value is inconclusive since the observations so far are inconclusive, and neither true or false can be determined.</text:p>
      <text:p text:style-name="P3">It is exactly this classification that forms the basis of our 3-valued semantics: “bad prefixes” (of formulae) are mapped to false, “good prefixes” evaluate to true, while the remaining prefixes yield inconclusive. For a given LTL3 formula, we describe how to construct a (deterministic) finite state machine (FSM) with three output symbols. This automaton reads finite traces and yields their three-valued semantics. Thus, monitors for three-valued formulae classify prefixes as one of good = T, bad = ⊥, or ? (neither good nor bad ). Standard minimisation techniques for FSMs can be applied to obtain a unique FSM that is optimal with respect to its number of states. In other words, any smaller FSM must be non-deterministic or check a different property. As an FSM can straightforwardly be deployed, we obtain a practical framework for runtime verification. In [d’Amorim and Rosu 2005], a Buchi automaton was modified to serve as a monitor reporting false for minimal bad prefixes. However, no precise semantics in terms of LTL of the resulting monitor was given. As such, LTL3 can be understood as a logic which complements the constructions carried out in [d’Amorim and Rosu 2005] with a formal framework. Nevertheless, we feel that our constructions are more explicit in their semantical foundation and are therefore easier to understand. </text:p>
      <text:p text:style-name="P3">The feasibility of the developed methodology is demontrated using Dwyer et al.’s collection of temporal logic specifications on which the common specification patterns are based upon [Dwyer et al. 1999].  </text:p>
      <text:p text:style-name="P6">In this paper, we further discuss which LTL3 properties are monitorable at all. We follow the definition given by Pnueli and Zaks in [Pnueli and Zaks 2006] essentially stating that a property is monitorable with respect to a trace whenever a corresponding monitor might still report a violation (or satisfaction). <text:span text:style-name="T21">We show that the popular belief that monitoring is only suitable for safety properties is misleading: The class of monitorable properties is richer than the union of safety and co-safety properties. </text:span></text:p>
      <text:p text:style-name="P3">Section 3 analyses the structure of the developed monitors, complements the notions of good and bad prefixes with ugly prefixes to characterise the instant when properties become non-monitorable.</text:p>
      <text:p text:style-name="P3">We denote with L(φ) = {w ∈ Σω | w |= φ} the set of models of an LTL-formula φ. Two LTL-formulae φ and ψ are called equivalent , written as φ ≡ ψ, iff L(φ) = L(ψ) holds. <text:span text:style-name="T19">The language L(φ), generated by an LTL-formula φ, is a regular set of infinite traces and can be described by a corresponding Buchi automaton defined next.</text:span></text:p>
      <text:p text:style-name="P3">However, in runtime verification, we aim at checking LTL properties of infinite traces by considering their finite prefixes.  For an NBA A, we denote by A(q) the NBA that coincides with A except for the set of initial states Q0 , which is redefined in A(q) as Q0 = {q}. Let us fix φ ∈ LTL for the rest of this section, and let Aφ = (Σ, Qφ , Qφ , δ φ , F φ ) denote the <text:span text:style-name="T19">NBA that accepts all models of φ</text:span> and let A¬φ = (Σ, Q¬φ , Q¬φ , δ ¬φ , F ¬φ ) denote the <text:span text:style-name="T19">NBA, which accepts all words falsifying φ</text:span>. </text:p>
      <text:p text:style-name="P3">Note that in order to obtain the complement of an NBA, we merely need to complement the formula, rather than the original B ̈chi automaton itself. </text:p>
      <text:p text:style-name="P3">Let Aφ and A¬φ be the deterministic versions of Aφ and A¬φ , which can be computed in a standard manner using the power-set construction. Then, we define <text:span text:style-name="T19">the FSM in question as a product of Aφ and A¬φ . ← really? Two Buchi automatons, one for the LTL formula and one for the negation of the formula, and their product is the FSM monitor?</text:span></text:p>
      <text:p text:style-name="P3"><text:soft-page-break/>Moreover, we have implemented the above construction of the finite-state automaton Mφ partly in an on-the-fly fashion. That is, for a given property φ, we construct the two NFAs, but we do not determinise them to obtain the two corresponding DFAs Aφ and A¬φ . Consequently, we do not explicitly construct the final automaton Mφ , but instead perform steps 4–6 on-the-fly to avoid the second exponential “blow-up”, similar to the approach taken in [d’Amorim and Rosu 2005].</text:p>
      <text:p text:style-name="P3"><text:span text:style-name="T19">A great example of the rationale for having three truth values: φ ≡ ¬spawn U init ← do not spawn a thread before init:</text:span></text:p>
      <text:p text:style-name="P6">This example further illustrates the need for having three truth values, instead of two when monitoring a running system:</text:p>
      <text:p text:style-name="P6">—Intuitively, a monitor for φ should raise an alarm only if a thread was spawned before init occurred.</text:p>
      <text:p text:style-name="P6">—On the other hand, if init occurs before any spawn has occurred, the monitor should report that φ is satisfied irrespective of the future.</text:p>
      <text:p text:style-name="P6">—Finally, until either happens, it should return ?, indicating the necessity for further observation.</text:p>
      <text:p text:style-name="P6"/>
      <text:p text:style-name="P6">We have evaluated our approach on the basis of the frequently used software specification patterns introduced in [Dwyer et al. 1999]. They represent a collection of patterns that occur commonly in the specification of concurrent and reactive systems, such as scoping (e.g., “some event P must hold in between two other events Q1 and Q2 ”), precedence (e.g., “an event P must always be preceded by an event Q”), or response (e.g., “an event P must always be followed by an event Q”). These patterns were derived from a comprehensive survey undertaken by the authors of that paper with the results being available online2 , and at the time of writing consisting of 447 temporal logic specifications of which 108 are labelled as being LTL formulae. </text:p>
      <text:p text:style-name="P15"><text:span text:style-name="T3">!!! Starting point of our evaluation were these 108 formulae labelled as LTL formulae for which we then tried to generate monitors according to the procedure given above. To this end, we developed a “monitor generator”, in the following referred to as the LTL3 tools, which is available online under a public license.3 It relies on version 1.1 of LTL2BA, which is Gastin’s and Oddoux’s translator for converting LTL formulae into corresponding Buchi automata [Gastin and Oddoux 2001]. <text:s/>(le site: </text:span><text:a xlink:type="simple" xlink:href="http://ltl3tools.sourceforge.net/">http://ltl3tools.sourceforge.net/</text:a>)</text:p>
      <text:p text:style-name="P15">Generating a (minimized and deterministic) monitor for each of these 97 formulae using the LTL3 tools, it turned out that for 43 formulae, the monitor consisted of a single ?-state which had one universal self-loop. These are formulae which can only be satisfied or violated by an infinite trace as compared to a finite one, hence the resulting monitor did not contain ⊥ and states in such cases. And as such, obviously, they cannot be sensibly monitored. (For a more detailed discussion of what constitutes a monitorable property, see also Section 3.) However, as the formulae are taken from real world applications of temporal logic specification during systems design, we believe that this further emphasizes the suitability of our approach for monitoring design specifications also at runtime. ← for paper</text:p>
      <text:p text:style-name="P26">Using deterministic monitors does not seem to be a limiting factor for practically relevant specifications, despite the double exponential worst-case upper bound. Nevertheless, generating the monitor on-the-fly directly from the underlying NFA will typically reduce its memory requirements—but only if the corresponding NFAs are minimized, as our measurements indicate.</text:p>
      <text:p text:style-name="P26">Note that every continuation uv of a bad (good) prefix u for L by a finite word v ∈ Σ∗ is again a <text:soft-page-break/>bad (good) prefix for L. A bad (good) prefix u is called minimal , if each strict prefix of u is not a bad (good) prefix anymore. Consider, for example, the language defined by GF p (liveness?), stating that there are infinitely many states satisfying p. Any finite word can be extended to an infinite one satisfying the formula as well as to one falsifying the formula. Thus, given any finite word, no finite continuation yields or ⊥ with respect to LTL3 . For runtime verification, such a prefix is ugly, since after processing it, monitoring can be stopped yet with an inconclusive result.</text:p>
      <text:p text:style-name="P26">Definition 3.3 (Ugly prefix) Let L ⊆ Σω be a language of infinite words over Σ. A finite word u ∈ Σ∗ is called an ugly prefix for L, if there is no v ∈ Σ∗ such that uv is either bad or good. (in other words there is no finite continuation that will make it good!) We follow [Pnueli and Zaks 2006] in calling a formula φ non-monitorable with respect to a prefix u, if no ⊥ or verdict can be obtained. <text:s/></text:p>
      <text:p text:style-name="P26">In general, a monitor has three traps, corresponding to reading either a good, bad, or ugly prefix. As long as no trap is reached, the monitor outputs ?, while reaching a trap also implies that monitoring can be stopped. Each LTL formula that is safety or co-safety is also monitorable. In other words, for a safety or a co-safety language L, there are no ugly prefixes and for a safety or co-safety formula φ, the monitor Mφ has no ugly trap. <text:s/>The class of monitorable LTL3 properties is strictly larger than the union of safety and co-safety properties. </text:p>
      <text:p text:style-name="P26">The previous lemma contradicts the popular belief that monitoring is only suitable for safety properties. That said, there is something particular about safetyproperties: By definition, any infinite word w not satisfying a safety property φ, must have a bad prefix u. ← very important!!!</text:p>
      <text:p text:style-name="P26">To summarise this discussion, we note that: ← for paper</text:p>
      <text:p text:style-name="P26">—violations of safety properties are reported by <text:span text:style-name="T21">monitoring procedures which check for finite prefixes of violating words</text:span>, as well as </text:p>
      <text:p text:style-name="P26">—successful validations of co-safety properties are reported by <text:span text:style-name="T21">monitoring procedures which consider finite prefixes of satisfying words</text:span>, but additionally,</text:p>
      <text:p text:style-name="P26">—there are monitorable properties which are neither characterised by finite violating or finite satisfying prefixes.</text:p>
      <text:p text:style-name="P26">For paper also: the monitor of this paper checks for satisfying AND violating words? YES:</text:p>
      <text:p text:style-name="P26">“Likewise, using two monitors, one checking for a bad prefix (based on the property) itself and another one for a good prefix (based on the formula’s negations), it is possible to check for the satisfaction and violation of a given property as the same time and report results as early as possible. However, we want to point out that our combined monitors are smaller than the two underlying NFAs, as discussed in Section 2.5, unless these are minimised by sophisticated and expensive algorithms. Thus, our procedure provides an efficient alternative if satisfaction and violation need to be monitored at the same time.”</text:p>
      <text:p text:style-name="P7">------------------------------</text:p>
      <text:p text:style-name="P7">A linear translation from LTL to the first-order modal μ-calculus </text:p>
      <text:p text:style-name="P3">Properties about the behaviour of processes are described in a modal μ-calculus enriched with data and time, the first-order modal μ-calculus [14]. The modal μ-calculus [9, 17] is an extension of Hennessy-Milner logic [16] with fixpoint operators. </text:p>
      <text:p text:style-name="P3">The </text:p>
      <text:p text:style-name="P3">first-order modal μ-calculus, in which quantification over data can be used and in which fixpoint variables may have data parameters, fulfills this need and is more practical as it is syntactically less <text:soft-page-break/>minimalistic. It is very expressive and—after some training—very pleasant to use. Indeed, over the years we have not yet encountered any behavioural property that we could not express in this formalism. The purpose of this paper is to formally establish what we already experienced in practice, namely that the first order μ-calculus with data is indeed very expressive in the sense that properties formulated in other modal logics can be translated to it with only a linear growth in size. </text:p>
      <text:p text:style-name="P3">From the context of the mCRL2 toolkit, there is also a very practical reason to have a succinct translation from LTL or CTL*. For those unfamiliar with the modal μ-calculus, or for those who favour these logics over the modal μ-calculus (and admittedly, many people do at the time of writing), a linear translation enables us to easily use available μ-calculus-checkers to verify properties formulated in these other formalisms also. To support this, we show that model checking the translated formula is as efficient as the most efficient known algorithms for model checking the original. </text:p>
      <text:p text:style-name="P3">Translation of LTL to the standard propositional μ-calculus is not straightforward, in the sense that a simple syntactic translation procedure has not been found. </text:p>
      <text:p text:style-name="P6">We now return to the problem of translating LTL to the first-order μ-calculus. We base our translation on B ̈chi automaton representations of LTL formulae as referred to in section . We </text:p>
      <text:p text:style-name="P6">express a μ-calculus property that in a sense ‘synchronizes’ steps in the Buchi automaton (utilizing the data structure) with steps that are made in the transition system against which the formula is checked. Keeping this synchrony intact, we can use the standard translation of 32q to express that this B ̈chi automaton does not accept any path of the transition system. Formally speaking, we assume that we are given some Buchi automaton A, and construct a μ-calculus formula that accepts an initial state of the transition system M it is interpreted on if and only if L(M ⊗ A) = ∅, i.e. the accepted language of the product of the Kripke structure and the B ̈chi automaton is empty. </text:p>
      <text:p text:style-name="P6">We define a translation function Tr that generates a μ-calculus formula from a B ̈chi automaton. Let A = Q, Σ, δ, Q0 , F be a B ̈chi automaton. </text:p>
      <text:p text:style-name="P6">We can now inductively define the approximations for T ...</text:p>
      <text:p text:style-name="P7">------------------------------</text:p>
      <text:p text:style-name="P7">From Linear Time to Branching Time </text:p>
      <text:p text:style-name="P3">Typically, symbolic model-checking tools proceed by computing fixed-point expressions over the model’s set of states. For example, to find the set of states rom which a state satisfying some predicate p is reachable, the model checker starts with the set S of states in which p holds, and repeatedly add to S the set ∃ eS of states that have a successor in S. Formally, the model checker calculates the least fixed-point of the expression S = p ∨ ∃ eS. The μ-calculus is a logic that contains the modal operators ∃ e and ∀ e, and the fixed-point operators μ and ν [Kozen 1983]. As such, it describes fixed-point computations in a natural form. In particular, the alternation-free fragment of μ-calculus (AFMC, or short) [Emerson and Lei 1986] has a restricted syntax that does not allow nesting of fixed-point operators, making the evaluation of expressions very simple. Formally, the model-checking problem for AFMC can be solved in time that is linear in both the size of the model and the length of the formula [Cleaveland and Steffen 1991]. The μ-calculus, however, is less ideal for specifiers. For them, logics with explicit temporal operators, such as (“always”) and 3 (“eventually”) are much more readable and convenient. Consequently, model- checking tools often offer as their user interface a temporal logic that includes explicit temporal operators. The evaluation of these formulas by means of fixed points is then transparent to the user.</text:p>
      <text:p text:style-name="P6">CTL, the transition from the input formulas to fixed-point expressions is simple: each operator of CTL can be expressed also be means of fixed points. Formally, one can translate <text:soft-page-break/>a CTL formula to an AFMC formula with a linear blow up . For example, symbolic model checking of LTL involves a translation of LTL formulas to μ-calculus formulas of alternation depth 2, where nesting of fixed-point operators is allowed [Emerson and Lei 1986]. The evaluation of such μ-calculus formulas takes time that is quadratic in the size of the model. </text:p>
      <text:p text:style-name="P3">We consider the problem of deciding whether a given automaton or formula meets this characterization, and the problem of translating a given automaton or formula to an equivalent AFMC formula when it exists. It follows from our results that deciding whether a linear-time property P can be translated to an AFMC formula can be reduced to the problem of deciding whether P can be recognized by a deterministic Buchi word automaton .</text:p>
      <text:p text:style-name="P3">It should be noted that the translation of LTL formulas to μ-calculus formulas of alternation depth 2 involves only a single exponential blow up [Emerson and Lei 1986]. The alternation-free μ-calculus (AFMC, for short) is a fragment of the modal logics μ-calculus. </text:p>
      <text:p text:style-name="P3">As in Section 4, we first consider the problem of checking whether a given LTL formula can be translated to a DBW and hence, also to an AFMC formula. ← wait a minute, it's already known that an LTL formula can be translated into a deterministic Buchi word automata?</text:p>
      <text:p text:style-name="P6">Translating LTL to AFMC by going through DBW involves a doubly exponential blow up. Closing this gap is an open problem. </text:p>
      <text:p text:style-name="P3">нишо, тиња.</text:p>
      <text:p text:style-name="P7">------------------------------</text:p>
      <text:p text:style-name="P7">Towards Support for Software Model Checking: Improving the Efficiency of Formal Specifications </text:p>
      <text:p text:style-name="P15"><text:span text:style-name="T5">The Property Specification (Prospec) tool uses patterns and scopes defined by Dwyer et al., to generate formal specifications in Linear Temporal Logic (LTL) and other languages. The work presented in this paper provides improved LTL specifications for patterns and scopes over those originally provided by Prospec. This improvement comes in the efficiency of the LTL formulas as measured in terms of the number of states in the B ̈ chi automaton generated for the formula. Minimizing the size of the Buchi automata for an LTL specification provides a significant improvement for model checking software systems using such tools as the highly acclaimed Spin model checker. To generate Buchi automata, we used the model checker SPIN, and the LTL to BA translators: LTL2BA [10], the Temporal Message Parlor [11], and LTL2NBA [12], all of which efficiently convert LTL specifications into BAs. Notice that some of these tools produce a BA in the form of a never-claim, which is a specific representation of BA used by the model checker Spin. In this article we use the terms Buchi automata and never-claims interchangeably. </text:span><text:span text:style-name="T3">← FOUND THE TOOL!!! </text:span><text:a xlink:type="simple" xlink:href="http://cybershare-portal2.utep.edu/resources/tools/prospec"><text:span text:style-name="T19">http://cybershare-portal2.utep.edu/resources/tools/prospec</text:span></text:a><text:span text:style-name="T3"> ← it's only for Windows *sigh*</text:span></text:p>
      <text:p text:style-name="P3">While CTL allows for branching type of behavior (i.e., semantically, formulas are defined both using the universal and existential quantifiers), LTL formulas describe specific path behavior (i.e., semantically, formulas are defined only using the universal quantifier). Formulas in this paper deal </text:p>
      <text:p text:style-name="P3">only with LTL. <text:s/></text:p>
      <text:p text:style-name="P6">An execution is a sequence s0 , s1 , . . ., where for all isi ∈ Q and for all i ≥ 0, (si , si+1 ) ∈ δ. A finite execution is an accepting execution if it terminates in a final state s f ∈ F. An infinite execution, also called an w-execution or w-run, is accepting if it passes through a state s f ∈ F infinitely often. (F is a set of accepting states!)</text:p>
      <text:p text:style-name="P3">Response properties represent a temporal relation called cause-effect between two propositions. Prospec displays traces of computation to illustrate the subtle issues that exist within the different patterns and scopes, and it displays a decision tree to guide the user through a series of decisions <text:soft-page-break/>in selecting the appropriate pattern and/or scope . </text:p>
      <text:p text:style-name="P7">------------------------------</text:p>
      <text:p text:style-name="P7">Extracting models from source code in software modernization ← VERY USEFUL!</text:p>
      <text:p text:style-name="P3">Grammar-to-Model Transformation Language (Gra2MoL) is a domain-specific language (DSL) tailored to the extraction of models from GPL code. This DSL is actually a text-to-model transformation language which can be applied to any code conforming to a grammar. Like ATL and RubyTL languages, Gra2MoL incorporates the binding concept needed to write mappings between grammar elements and metamodel elements in a simple declarative style. The language also provides a powerful query language which eases the retrieval of scattered information in syntax trees. Moreover, it incorporates extensibility and grammar reuse mechanisms. This paper describes Gra2MoL in detail and includes a case study based on the application of the language in the extraction of models from Delphi code. </text:p>
      <text:p text:style-name="P3">When software artifacts are evolved by applying MDD, it is necessary for them to be represented as models to execute model transformations that generate new evolved artifacts. For example, in a scenario of language-to-language migration, the first step is to extract models from the application code written in the source language. Since most modernization scenarios [6], such as language-to-language conversion or platform migration, involve dealing with code expressed in some general-purpose programming languages (GPL), techniques and tools providing efficient means to extract models from GPL code are essential in model-driven modernization. In these scenarios, models conforming to a target metamodel (e.g., an abstract syntax tree metamodel) should be obtained from source code conforming to the grammar of a GPL. Dedicated parsers (also known as model discoverers) [1,3] are,therefore, normally implemented to obtain models from code conforming to a grammar. These parsers perform model-generation tasks in addition to code parsing. Firstly, a syntax tree (i.e., an abstract or concrete syntax tree) is created from the source code, and this syntax tree is then traversed to obtain the information needed to create the model elements. This is a complex task which requires both collecting scattered information and resolving references in the syntax tree. </text:p>
      <text:p text:style-name="P6">Since the construction of such dedicated parsers is a time-consuming task, we have defined a DSL, called Grammar To Model Transformation Language (Gra2MoL), which has been specifically designed to extract models from GPL code, although it can be used for any software language conforming to a grammar. Model transformations are classified into three categories [10]: model-to-model transformations whose input and output are models; model-to-text transformations, which generate software artifacts (e.g., GPL code and database schemas) from a source model, and text-to-model transformations which obtain models from </text:p>
      <text:p text:style-name="P6">existing software artifacts. Gra2MoL would, therefore, be a text-to-model transformation language whose source artifacts must be described by a grammar. </text:p>
      <text:p text:style-name="P3">When designing a model transformation language, two key design choices are how to express the mappings between source and target elements and how to navigate through the source artifact. Gra2MoL allows mappings to be established between grammar elements and target metamodel elements in a declarative manner that is similar to how mappings are expressed in model-to-model transformation languages such as ATL or RubyTL using the binding construct [11]. Furthermore, as a Gra2MoL transformation represents the code in the form of a syntax tree, Gra2MoL provides a powerful query language to ease the navigation and querying of such a tree when writing mappings. </text:p>
      <text:p text:style-name="P3">Figure 1 shows the elements involved in the process of extracting models from code conforming to a grammar. This process is a text-to-model transformation T which has as its input a program P along with the grammar definition G to which it conforms. The transformation manages P as either <text:soft-page-break/>an abstract syntax tree (AST) or a concrete syntax tree (CST). In this paper, we use the term “syntax tree” to refer to both AST and CST. The execution of T generates a target model MT conforming to a target metamodel M MT representing the information to be extracted, which is usually more complex than a syntax tree. The extraction process is driven by a specification of the mappings between the grammar elements and the metamodel elements. </text:p>
      <text:p text:style-name="P6">With GPL code, creating this bridge requires an efficient mechanism to traverse syntax trees since the model elements to be extracted are usually composed of information that is scattered in such trees. In particular, this scattering is mainly caused by the means used to represent the references between elements. Models are graphs and any model element can directly refer to another, whereas in a syntax tree that represents certain code which conforms to a GPL grammar, the references between grammar elements are implicitly estab- </text:p>
      <text:p text:style-name="P6">lished by means of identifiers. Transforming an identifierbased reference into an explicit reference involves looking for the “identified” node on the syntax tree. For instance, if a model element is extracted from a “function call” statement where one argument is a global variable, certain necessary information, such as the type of the variable or the function signature, is located outside the current scope (ref. [19] calls this kind of transformations global-to-local transformations). The scattering problem may also appear when the semantic </text:p>
      <text:p text:style-name="P6">gap between the source code and the target metamodel is high, e.g., a model element representing a metric that counts the number of classes could require the traversal of the source code to count all class declarations in Java. ← this is sooo true. Difficult to jump in different parts of the AST to extract related information </text:p>
      <text:p text:style-name="P6">Two main issues to be tackled by a mechanism for extracting models from GPL code are therefore: (1) establishing the mapping between grammar elements and metamodel elements, and (2) retrieving scattered information from syntax trees. Next, we analyze how dedicated parsers, DSL definition tools, program transformation languages and model- to-model transformation languages could be used to build grammarware–modelware bridges in the case of GPL code. </text:p>
      <text:p text:style-name="P3">However, dedicated parser development is a time-consuming and expensive task, because the syntax tree traversals must be hardcoded both to collect scattered information and to resolve references. In addition, mappings are also hardcoded, which hinder mantainability. The effort required is usually alleviated by automatically extracting an AST from the source code. This step is performed using an API, which is intended to make the management of this tree easier. An example of such APIs is the JDT Eclipse project [20], which works with Java source code. But APIs do not currently exist for a number of the GPLs widely used in modernization (e.g., PL/SQL language). In addition, although these APIs tackle AST extraction and management, a mechanism for retrieving scattered information must still be hard-coded, so APIs do not considerably shorten the development time. </text:p>
      <text:p text:style-name="P3">Similarly, model-to-model transformation languages could also be used by first obtaining a simple intermediate model (i.e., a syntax tree model) from the code by means of a dedicated parser. However, defining the transformation would lead to an important problem: the inadequacy of the query language. Most model transformation languages, such as ATL or QVT, provide a variant of the OCL navigation language [33] which allows model graphs to be traversed. </text:p>
      <text:p text:style-name="P6">how can mappings between grammar elements and metamodel elements be expressed in a simple and readable way, and what notation is appropriate when retrieving scattered information from syntax trees. ? </text:p>
      <text:p text:style-name="P3">The DSL created, denominated as Gra2MoL, provides constructs to write mappings at a high level <text:soft-page-break/>of abstraction in a declarative style similar to how mapping are expressed in model-to-model transformation languages such as ATL or RubyTL. With regard to the support of traversing syntax trees, Gra2MoL provides a powerful query language for syntax trees. </text:p>
      <text:p text:style-name="P6">Figure 3 (← great example!) shows a first example of how Gra2MoL is used. A Gra2MoL definition consists of a set of rules, each one of which express the mapping between a grammar element and a model element. </text:p>
      <text:p text:style-name="P3">As stated previously, transforming GPL into models involves the intensive use of traversals through the syntax tree to collect scattered information. A model extraction language must, therefore, provide a powerful query language, which facilitates the access to tree nodes outside the current construct scope (i.e., a rule). Figure 4 illustrates the scattering problem for a simple example of extracting an ASTM model element from a Delphi procedure. Abstract Syntax Tree Metamodel (ASTM) [35] is a metamodel provided by ADM to represent the source code of the software system </text:p>
      <text:p text:style-name="P3">as ASTs. As can be observed, whereas all the information needed to initialize the right-hand side attribute (the expression grammar element of the assignment) are inside the current scope (depicted as an oval), the information needed to initialize the left-hand side attribute are outside this scope, because the msg variable declaration is referenced by an identifier. A query language might, therefore, help to resolve this reference to the msg variable, by providing navigation constructs for accessing the corresponding declaration node and retrieving the variables’ properties. </text:p>
      <text:p text:style-name="P3">We have created a structure-shy query language, inspired by XPath [36], which allows a CST of the source code to be navigated without the need to specify each navigation step. Gra2MoL has been designed as a text-to-model transformation language. It is a rule-based language with rules whose structure is similar to that provided in languages such as ATL or RubyTL, with two important differences: (1) the source element of a rule is a grammar element rather than a meta-model element and (2) the navigation through the source code is expressed by the query language presented for CSTs, rather than an OCL-based-language. Gra2MoL is distributed as a plugin for the Eclipse IDE which can be downloaded from the Gra2MoL website [18]. </text:p>
      <text:p text:style-name="P3">The plugin incorporates an editor to manage transformation definitions, which include some assistance mechanisms such as syntax highlighting, auto-completion or code folding. (screenprint contains: Java.g grammar, example.g2m with transformation rules, and test.java source code to be transformed into model The description about Gra2MoL in this paper has been focused on its usefulness in extracting models from GPL code. However, this DSL is actually a text-to-model transformation which can be used to extract models from any code conforming to a grammar. To the best of our knowledge, Gra2MoL is the first approach for the definition of a text-to-model transformation language. A Gra2MoL transformation definition consists of rules which transform grammar elements into model elements by manipulating the CST of the source code. </text:p>
      <text:p text:style-name="P7">------------------------------</text:p>
      <text:p text:style-name="P7">Multi-core and/or Symbolic Model Checking </text:p>
      <text:p text:style-name="P3">So far, multi-core and symbolic algorithms had very little in common, forcing the user in the end to make a wise trade-off between memory or speed. Recently, however, we designed a novel multi-core BDD package called Sylvan. This forms an excellent basis for scalable parallel symbolic model checking. We discuss a scalable hash-table design, enhanced with various scalable state compression techniques. Used by parallel random traversal, this design forms the key factor of a scalable model checker that can handle 1010 states in 10 minutes on a 48-core machine with 128 GB memory. Simultaneously, we re-engineered several model checking algorithms and enhancements, such as LTL model checking with partial-order reduction, and s<text:span text:style-name="T19">ymbolic model checking of μ-calculus properties</text:span>. Our tool LTSmin offers all these features as language-<text:soft-page-break/>independent building blocks, via the on-the-fly interface PINS.</text:p>
      <text:p text:style-name="P6">We implemented PINS language modules for Promela, mCRL2 and UPPAAL, so users can benefit from multi-core or symbolic verification of models in their preferred specification language. Still, the multi-core and symbolic algorithms are incompatible. In the end, one must choose between parallel or symbolic algorithms for each application. Recently, we implemented a multi-core scalable BDD package, Sylvan. Its main data structures extend our scalable hash-table design. It has a parallel implementation of the BDD operation for relational product. As a consequence, we provide an excellent starting point for a truly scalable multi-core symbolic model checker; we already observed a speedup of 32 on 48 cores. </text:p>
      <text:p text:style-name="P3">The essential data structure in explicit reachability algorithms is a hash-table containing the set of visited states. We have adapted basic reachability analysis to multi-core computers, consisting of a number of processors and a large shared memory. To lower the latency penalty for accessing main memory, processors are usually equipped with hardware caches. Our basic parallel reachability scheme is to store the visited set in a single shared hash-table. Each worker maintains its private set of states to be explored. As a standard load balancing mechanism, when some worker runs out of work it steals some states from the set of another worker. So a scalable multi-core hash-table implementation is essential for parallel reachability. This is non-trivial, because hash-tables generate random memory accesses, leading to a lot of hardware cache misses. Also, to prevent concurrent reading and writing to the same address, some form of protection is asked for. This can be extended to liveness analysis, by using parallel Nested Depth-First Search. Basically, each worker runs an independent NDFS procedure to detect accepting cycles in a B ̈ chi automaton, coding for counter examples to an LTL property. Even more state compression can be achieved with decision diagrams [Bry92]. In Multiway Decision Diagrams, a state vector is stored as a path in a Directed Acyclic Graph (DAG). A node in the diagram represents a set of vectors; an outgoing edge labeled vi to t represents the set of vectors that start with vi and have a suffix in t. Interestingly, set-operations on MDDs (intersection, union) can be performed in polynomial time. As a consequence, large sets of states can be manipulated very efficiently. The efficiency of symbolic model checking depends on the order of variables in the state vector, and on the exploration strategy. This provides symbolic model checking for explicit state languages. For instance, we can now symbolically explore a Promela model of 60 Dining Philosophers with 7.3 × 10^41 states in 0.3 seconds (actually, compilation and static variable reordering takes much longer). </text:p>
      <text:p text:style-name="P3">Recently, we built a multi-core BDD package, called Sylvan [vD12, DLP12]. We will discuss the parallelization strategy in Sylvan, after first discussing its multi-core data structures. Sylvan stores BDD nodes in a single shared Unique Table, extending the lockless hash-table design explained before. Since BDD nodes come and go, we implemented parallel garbage collection based on reference counting. Really deleting elements would invalidate linear probing; they are replaced by tombstones instead, to be reused by new insertions. All workers assist during a parallel garbage collection phase. The parallel Computed Table is also globally shared. Here, in case of collisions, new results simply overwrite older ones. The parallelization strategy of Sylvan is fairly simple: to apply some operation on BDDs, each worker traverses the BDDs independently. Intermediate results are stored in a shared Computed Table, avoiding recomputation of the same result by multiple workers. We rely on random traversal to ensure that workers traverse different parts of the BDDs, thus avoiding that all workers start computing the same piece of work. This is a necessary condition to transfer the successful BDD technology forward to contemporary multi-core hardware. <text:span text:style-name="T18">------------------------------</text:span></text:p>
      <text:p text:style-name="P7"><text:soft-page-break/></text:p>
      <text:p text:style-name="P6">Automated formal verification of visual modeling languages by model checking </text:p>
      <text:p text:style-name="P3">The main reason is that (i) on the one hand, high-level VMLs frequently used in engineering practice are typically imprecise and ambiguous, and (ii) on the other hand VMLs with precise formal semantics are typically too low-level for direct use in software engineering. In this sense, a compromise is frequently needed between expressibility (or usability) and analyzability. </text:p>
      <text:p text:style-name="P3">The Unified Modeling Language (UML), which is the dominant object-oriented modeling language for the design process of IT systems, has undoubtedly become the most popular of all visual languages in the field of software engineering. However, despite its industrial success as being a unified and visual notation, the impreciseness of UML (i.e., the lack of formal semantics) is still the major factor that hinders the general use of UML as a primary source language for (i) automated tools of formal verification and validation exploiting the results in the theory of formal methods, and (ii) automated code generators that would yield a provenly correct functional core of the target application. </text:p>
      <text:p text:style-name="P3">Static analysis methods are typically semi-decision techniques (see, e.g., [40]), i.e., their output is either yes/no or do not know. In this sense, they are computationally efficient but they cannot assure the overall correctness of the design. </text:p>
      <text:p text:style-name="P6">Theorem provers (like PVS [16]) are not limited to finite state systems to establish the correctness of the design, but deductive verification is highly costly and time consuming as it requires significant user interaction for constructing a proof (pp. 208–210 in [41]). In this sense, deductive verification may become the bottleneck of a project. Moreover, deductive verification typically provides an “all-or-nothing” way to reason about the system, i.e., unsuccessful verification attempts do not provide meaningful insights into the <text:s text:c="18"/>system due to decidability issues. From the viewpoint cost-efficiency, we can deduce that (current) theorem proving techniques do only scale up for verifying mission-critical parts of a system/algorithm. As the input language of model checker tools is too low-level for a direct use, many transformations (e.g., [13, 34, 39]) have been developed recently to project behav- </text:p>
      <text:p text:style-name="P6">ioral UML models into the input languages of model checker tools (and preferably in the reverse direction as well) yielding a “push-button” method for UML designs (i.e., model checking is integrated into the UML CASE tool and thus it can be initiated by clicking on a menu item). </text:p>
      <text:p text:style-name="P3">As currently UML (from version 2.0) is evolving into a family of modeling languages, the development of many of such automated transformations into model checker tools will be necessitated in the near future, which puts the stress on metamodeling and the development of meta-level analysis techniques in the UML modeling environment. By a meta-level analysis technique, we mean an analysis framework which also takes the modeling language as a parameter in addition to the instance model of the language. For many years, the abstract syntax of UML (and related profiles) has been defined visually by means of metamodeling. Metamodeling is a term for capturing the design of user models and modeling languages uniformly, in a single modeling framework. A straightforward representation of such models and languages can rely on the use of directed, typed, and attributed graphs as the underlying semantic domain. </text:p>
      <text:p text:style-name="P3">In this sense, graph transformation [43] has recently become very popular as being a general, rule-based visual specification paradigm to formally capture (i) require ments, constraints and behavior of UML-based system models [10, 23], and (ii) the operational semantics of modeling languages based on metamodeling techniques.</text:p>
      <text:p text:style-name="P3">While graph transformation is very popular as a high-level and expressive specification formalism, <text:soft-page-break/>the lack of proper techniques and, especially, 1.3 Graph transformation and metamodeling tools for the formal analysis of such specifications aiming to decide whether a certain user requirement (such as the absence of deadlocks, safety and liveness properties) holds in the system model hinders the use of graph transformation systems (GTS) in an effective design process for systems and visual modeling languages. While several conceptual approaches have been proposed recently as a formal analysis technique for GTSs, existing graph transformation tools only provide simulation capabilities to assess whether a certain requirement holds in the system model, which is frequently insufficient for verification purposes. Since developing an analysis tool from scratch is very costly, one should possibly exploit existing model checker tools to carry out the verification of GTSs <text:span text:style-name="T19">← So it's formal analysis of graph-transformations (well, modeling languages defined by graph-transformation systems). </text:span>The authors propose that graphs can be interpreted as states and rule applications as transitions in a transition system. Unfortunately, as we demonstrate in the paper, this direct encoding of graphs into a model checking problem is, unfortunately, infeasible in practice since model checkers will easily run out of space due to this verbose state representation. </text:p>
      <text:p text:style-name="P3">We present a meta-level analysis technique where only the semantics of a modeling language should be defined precisely when a new modeling language is constructed, and then the formal analysis can be carried out automatically (without designing individual mappings into analysis tools). In addition, the maintenance of meta-level analysis frameworks (like the one proposed in the current </text:p>
      <text:p text:style-name="P3">paper) is much easier since modifying the semantics of language on the GTS level is less erroneous then modifying a complex translation program. In order to capture the translation problem at the right level of abstraction, moreover, to gain a certain level of independence of particular model checker tools, both the source and the target model of our mapping (and the mapping itself) will be defined in the form of abstract state machines (ASMs) [25] (i.e., both the source GTS and the target TS). ASMs will provide a uniform semantic representation to formalize and prove the correctness and completeness of our approach. </text:p>
      <text:p text:style-name="P6">We assume that the structure of a modeling language is defined by a metamodel (UML class diagram), while the dynamic behavior is captured operationally by graph transformation rules. We assume that an initial instance model (UML object diagram) is also provided by the user. </text:p>
      <text:p text:style-name="P3">The abstract syntax of domain specific modeling languages is defined by a corresponding metamodel, which conforms to the best engineering practices in visual specification techniques . <text:span text:style-name="T19">At this very initial point, we distinguish between static and dynamic model (graph) elements (following the guidelines of [49]). By dynamic model elements we mean elements that can be altered, (updated, removed or added) during the execution of models, which can be easily collected by analyzing the structure of the behavioral specification (graph transformation rules in our case). </text:span></text:p>
      <text:p text:style-name="P3">A graph transformation rule is a 5-tuple R = (Lhs, N eg, Rhs, Cond, Assgn), where Lhs is the left-hand side graph, Rhs is the right-hand side graph, while N eg denote the (optional) negative application condition graph(s). Each node in Lhs and N eg may contain additional conditions Cond for attributes/slots, while each node in Rhs may have attribute assignments Assgn associated to them. The application of a rule to a model M (i.e., a well-formed instance of its metamodel M M ) rewrites the model by replacing the pattern defined by Lhs (restricted by prohibited subgraphs of N eg and attribute conditions Cond) with the pattern of the Rhs. This is performed as follows. </text:p>
      <text:p text:style-name="P3">Transition systems (TS) are a common mathematical formalism that serves as the input specification of various model checker tools. They have certain commonalities (in many cases on the concrete language level as well) with structured programming languages (like C or Pascal) as <text:soft-page-break/>the system/program is evolving by executing nondeterministic if-then-else like rules that manipulate state variables. In all practical cases, we must restrict the state variables to have finite domains, since model checkers typically traverse the entire state space of the system to decide whether a certain property is satisfied. Note that transition systems are a kind of an abstract syntax of a specification language, which can be used to generate a state space (formally, a Kripke structure) describing the system. It is relatively common in various graph transformation tools (such as PROGRES [46] or VIATRA [48]) to formally represent models and metamodels as algebraic terms and graph transformation as manipulation of such terms. </text:p>
      <text:p text:style-name="P6">In other words, we propose a translation that inputs (i) the metamodel of a visual modeling language (or class diagram, on the model level), (ii) its operational semantics (dynamic behavior) in the form of a graph transformation system, and (iii) a concrete, well-formed model instance of the language (object model), and generates a transition system as the output. As current model checking tools can only traverse state spaces induced by state variables of finite domain, variables having infinite domains should be abstracted to boolean domains before model checking, for instance, by a technique called predicate abstraction [44] .</text:p>
      <text:p text:style-name="P7">------------------------------</text:p>
      <text:p text:style-name="P7"/>
      <text:p text:style-name="P7">------------------------------</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text:soft-page-break/>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PROPerty Elucidation(<text:span text:style-name="T19">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text:soft-page-break/>behavior. Live Sequence Charts(LSC)[12] are an extension of the ITU standard for MSCs. <text:span text:style-name="T19">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automaton to AR automaton, reject state and transitions from all pending states must be added for all combinations of input signals. <text:span text:style-name="T19">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text:soft-page-break/>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9">branching behavior specifications. </text:span></text:p>
      <text:p text:style-name="P7">------------------------------</text:p>
      <text:p text:style-name="P7">Towards Distributed Software Model-Checking using Decision Diagrams </text:p>
      <text:p text:style-name="P3">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text:soft-page-break/>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9">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on the support of transitions. </text:p>
      <text:p text:style-name="P3">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9">observer</text:span> continuously observes executions of a system to detect some specific,<text:span text:style-name="T19"> often 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text:soft-page-break/>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text:soft-page-break/>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text:soft-page-break/>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9">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text:soft-page-break/>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text:soft-page-break/>sending or receiving of a message, but also a whole interaction or an internal state change. S<text:span text:style-name="T19">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text:soft-page-break/>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9">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text:soft-page-break/>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text:soft-page-break/>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9">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text:soft-page-break/>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9">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text:span><text:span text:style-name="T19">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text:span><text:span text:style-name="T19">relationship between them. </text:span></text:p>
      <text:p text:style-name="P3">Complementary behavior can be achieved by negating a formula or complementing an automaton, <text:soft-page-break/>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9">← [6] is called </text:span><text:span text:style-name="T19">“Model checking for managers” :D</text:span></text:p>
      <text:p text:style-name="P6">In a more general approach for English language oriented specification, the PROSPER <text:soft-page-break/>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text:soft-page-break/>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20">Real-time</text:span><text:span text:style-name="T17"> symbolic timing diagrams (RTSTDs, for short), as introduced in [2], are a graphical formalism for specifying behavioural requirements on hard real-time embedded systems. They are a full- edged metric-time temporal logic, but with a graphical syntax reminiscent of the informal timing </text:span><text:span text:style-name="T17">diagrams widely used in electrical engineering. </text:span></text:p>
      <text:p text:style-name="P3">An activation mode. Initial diagrams describe requirements on the initial system behaviour whereas </text:p>
      <text:p text:style-name="P3"><text:soft-page-break/>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7">With the basic method, game graphs grow exponentially in the number of timing diagrams due to </text:span><text:span text:style-name="T17">the automaton product involved in dealing with conjunction. As this would render application for </text:span><text:span text:style-name="T17">rapid prototyping impractical, the ICOS tools o er modified procedures which reduce the complexity of dealing with large specifications. Obviously, such extensions cannot deal efficiently with arbitrary </text:span><text:span text:style-name="T17">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soft-page-break/>------------------------------</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9">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9">The slicing algorithm in Spin </text:span><text:span text:style-name="T19">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9">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text:soft-page-break/>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9">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9">Regular</text:span> events - denoted by the letter <text:span text:style-name="T19">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9">Required</text:span> events - denoted by the letter <text:span text:style-name="T19">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9">Fail</text:span> events - denoted by the letter <text:span text:style-name="T19">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text:soft-page-break/>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9"><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9">liveness</text:span> properties.</text:p>
      <text:p text:style-name="P3"><text:span text:style-name="T19">The formal definition of liveness [8],[10] requires that any finite system execution must be </text:span><text:span text:style-name="T19">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xt:soft-page-break/>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9">Verifiers, and logic model checkers in particular, excel in their ability to show that specific requirements are either satisfied or may be violated. It is up to the user to come up </text:span><text:span text:style-name="T19">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text:soft-page-break/>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text:soft-page-break/>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9">← not real concurrency </text:span></text:p>
      <text:p text:style-name="P3">State diagrams do not contain synchronization information among components; and thus if a message is not contained in any sequence diagram, the specification is incomplete. Complex communication, i.e., <text:span text:style-name="T19">multicast</text:span> communication, is modeled by means of connectors that can only send and receive synchronous messages. ← multicast with UML?</text:p>
      <text:p text:style-name="P3"><text:span text:style-name="T19">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text:soft-page-break/>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text:soft-page-break/>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text:span><text:span text:style-name="T1">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ext:span><text:span text:style-name="T2">These steps are coupled through automatic code generation from a formal (synchronous) </text:span><text:soft-page-break/><text:span text:style-name="T2">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4"><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9">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9"> </text:span><text:span text:style-name="T1">In the case of our sample scenario, the following properties </text:span><text:span text:style-name="T1">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text:span><text:span text:style-name="T1">behavior since the semantics of UML class diagrams can be represented well by DL, and properties </text:span><text:soft-page-break/><text:span text:style-name="T1">of state transition diagrams can be expressed by LTL.</text:span><text:span text:style-name="T9"> </text:span><text:span text:style-name="T2">LTLDL extends LTL by allowing DL formulae in addition to atomic propositions at locations where only atomic propositions are </text:span><text:span text:style-name="T2">allowed in LTL.</text:span><text:span text:style-name="T9">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9"> </text:span><text:span text:style-name="T1">be empty) </text:span><text:span text:style-name="T2">LTLDL formulae are interpreted w.r.t. finite </text:span><text:span text:style-name="T12">relational</text:span><text:span text:style-name="T9">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9">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ext:span><text:span text:style-name="T2">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9">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 <text:span text:style-name="T15">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ext:span><text:span text:style-name="T2">that functional behavior of the software can be examined for the real implementation on the </text:span><text:span text:style-name="T2">real hardware. This stands in contrast to, e.g., purely model-based approaches. The </text:span><text:soft-page-break/><text:span text:style-name="T2">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ext:soft-page-break/>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text:span><text:span text:style-name="T2">is called soundness of a method.</text:span><text:span text:style-name="T9"> </text:span><text:span text:style-name="T1">It means that if such a method terminates and claims a system </text:span><text:span text:style-name="T1">correct with respect to a certain specification, the system is indeed correct. On the other hand, we </text:span><text:soft-page-break/><text:span text:style-name="T1">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text:soft-page-break/>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text:soft-page-break/>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text:soft-page-break/>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text:soft-page-break/>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text:span><text:span text:style-name="T2">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text:soft-page-break/>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text:soft-page-break/>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text:span><text:span text:style-name="T1">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9">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text:span><text:span text:style-name="T2">model. However, it is essential to be able to for  mulate such temporal constraints already in early phases of development in order to specify correct system behavior, in particular in the domain of time-dependent systems. W</text:span><text:span text:style-name="T12">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text:soft-page-break/>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text:span><text:span text:style-name="T1">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6">context Machine</text:p>
      <text:p text:style-name="P16">inv: self.oclInConf(Loading) implies</text:p>
      <text:p text:style-name="P16">self@post(1,100)-&gt;forAll( g |</text:p>
      <text:p text:style-name="P16">g-&gt;includes(Sequence{Working,Unloading,Idle}))</text:p>
      <text:p text:style-name="P2"><text:soft-page-break/>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text:span><text:span text:style-name="T1">4 for instance you can see that the tool only offers the attributes of class SalesOrder for selection. In </text:span><text:span text:style-name="T1">this section we introduce a list of OCL specification patterns that are useful for behavioral </text:span><text:soft-page-break/><text:span text:style-name="T1">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ext:span><text:span text:style-name="T2">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text:soft-page-break/>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5">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text:soft-page-break/>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text:soft-page-break/>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text:soft-page-break/>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text:span><text:span text:style-name="T1">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text:soft-page-break/>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9">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9">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9">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2">These elements are familiar to the designer as he/she introduced them during the design </text:span><text:span text:style-name="T12">phase. </text:span><text:span text:style-name="T2">By combining static equations and sequential operators, a temporal scope is </text:span><text:soft-page-break/><text:span text:style-name="T2">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9">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text:span><text:soft-page-break/><text:span text:style-name="T1">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oft-page-break/><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pan text:style-name="T1">A basic SD focuses on the message interchange among a set of processes. Each process is </text:span><text:span text:style-name="T1">represented by a life-line drawn as a (dashed) vertical line beneath a box containing the name of the process, and each message is represented by an arrow drawn from the sender to the receiver and decorated with a message identifier. ←</text:span><text:span text:style-name="T9">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9">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9">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 <text:span text:style-name="T15">Σ is the input alphabet. • S is a finite set of states. • δ ⊆ S × Σ ∪ { } × S is the transition relation.</text:span></text:p>
      <text:p text:style-name="P12">• <text:span text:style-name="T15">S0 ⊆ S is a set of initial states. • F ⊆ S is a set of accepting states.</text:span></text:p>
      <text:p text:style-name="P14"><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text:soft-page-break/>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pan text:style-name="T2">Given a reduced Buchi automaton B = ¬N , define Safe(B) to be the version of B in which </text:span><text:span text:style-name="T2">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text:soft-page-break/>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text:span><text:span text:style-name="T1">“Datatypes may not be parameterised (T may not have arguments). The datatype corresponds to </text:span><text:span text:style-name="T1">the variant-record construct of languages like Pascal. At the simplest level it can be used to define a </text:span><text:soft-page-break/><text:span text:style-name="T1">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text:span><text:span text:style-name="T1">with values for parameters, e.g. answer .b.a1.true is an event consisting of the name answer plus </text:span><text:span text:style-name="T1">values b (for parameter from), a1 (for to) and true (for ok ). The notation? denotes that any value </text:span><text:soft-page-break/><text:span text:style-name="T1">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pan text:style-name="T1">The translation proceeds in two steps. The CSP process of the sequence diagram is the parallel </text:span><text:span text:style-name="T1">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9">←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constructed from s, which always accepts all events in E until it has performed s; in that </text:span><text:span text:style-name="T2">case it performs an event match ∈ E and stops (deadlocks)</text:span><text:span text:style-name="T9">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ext:soft-page-break/>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5">P cannot deadlock until it has performed s and</text:span></text:p>
      <text:p text:style-name="P12">– <text:span text:style-name="T15">P cannot diverge until it has performed s and</text:span></text:p>
      <text:p text:style-name="P12">– <text:span text:style-name="T15">P has no infinite trace (non-diverging) which does not contain s,</text:span></text:p>
      <text:p text:style-name="P2">i.e., any finite or (non-diverging) infinite run of P contains s</text:p>
      <text:p text:style-name="P14"><text:span text:style-name="T1">Validity of sequence diagrams with universal condition can hence be checked using the above two </text:span><text:span text:style-name="T1">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text:span><text:span text:style-name="T1">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text:span><text:span text:style-name="T1">for specifying functions in terms of pre- and post-conditions step by step from semi-formal to formal </text:span><text:span text:style-name="T1">stage, which enables developers to work only on the semantic level without struggling with </text:span><text:soft-page-break/><text:span text:style-name="T1">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text:span><text:span text:style-name="T1">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xt:soft-page-break/>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text:soft-page-break/>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Modeling Language (UML) de-facto standard [29], focusing on Class Diagrams and on guards in </text:span><text:span text:style-name="T1">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text:soft-page-break/>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text:soft-page-break/>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text:soft-page-break/>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text:soft-page-break/>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9"> </text:span><text:span text:style-name="T2">semantics</text:span><text:span text:style-name="T9">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text:span><text:span text:style-name="T1">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text:soft-page-break/>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text:soft-page-break/>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text:span><text:span text:style-name="T2">specification (YES)</text:span><text:span text:style-name="T1">, </text:span><text:span text:style-name="T2">and the high-level MSC graphs are nonhierarchical, disallowing nesting </text:span><text:span text:style-name="T2">of high-level operators (NOO)</text:span><text:span text:style-name="T1">. In [53] communication sis synchronous ← for ppt? Ne valja ova a?</text:span></text:p>
      <text:p text:style-name="P14"><text:soft-page-break/><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2">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2">Contrary to [60, 61], their semantics treats sequence diagrams as complete specifications (with no </text:span><text:span text:style-name="T12">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text:soft-page-break/>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text:soft-page-break/>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text:span><text:span text:style-name="T2">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text:soft-page-break/>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9">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4"><text:span text:style-name="T2">(a journal version of “</text:span><text:span text:style-name="T6">A Scenario Based Notation for Specifying Temporal Properties”))</text:span><text:span text:style-name="T9"> ← </text:span><text:span text:style-name="T8">very important for inspiration</text:span></text:p>
      <text:p text:style-name="P14"><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text:span><text:span text:style-name="T2">in temporal logic, temporal properties.</text:span></text:p>
      <text:p text:style-name="P14"><text:span text:style-name="T2">Then we present a scenario-based visual language called Property Sequence Chart (PSC) </text:span><text:soft-page-break/><text:span text:style-name="T2">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text:span><text:span text:style-name="T2">algorithm has been implemented as a plugin of our tool Charmy (Charmy Project, 2004) </text:span><text:span text:style-name="T2">which is a framework (based on the model checker Spin (Holzmann, 2003)) for software </text:span><text:soft-page-break/><text:span text:style-name="T2">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text:soft-page-break/>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text:span><text:span text:style-name="T1">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9">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2">Time-lines are totally ordered from top to bottom and the pair time-line and its associated arrowMSG uniquely identifies the sender and the </text:span><text:span text:style-name="T12">receiver (and hence the corresponding send-event). Note that, the use of time-lines is only a </text:span><text:span text:style-name="T12">means for structuring the lifelines. In fact, time-lines are totally ordered but this ordering is </text:span><text:soft-page-break/><text:span text:style-name="T12">only (graphical-)structural.</text:span><text:span text:style-name="T9">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6">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ext:soft-page-break/>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text:span><text:span text:style-name="T1">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text:span><text:span text:style-name="T1">operator. The parallel operator par(ω h,k ,sp(h, k)) with sp(h, k)={(h, q), (q + 1, z), . . . , (t + 1, k)} </text:span><text:span text:style-name="T2">interleaves</text:span><text:span text:style-name="T9"> </text:span><text:span text:style-name="T1">the linearizations ω h,q , ω q+1,z , . . . , ω t+1,k </text:span><text:span text:style-name="T2">in any way as long as the ordering </text:span><text:soft-page-break/><text:span text:style-name="T2">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4">http://www.di.univaq.it/charmy</text:span></text:a><text:span text:style-name="T10">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soft-page-break/>------------------------------</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9">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text:soft-page-break/>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text:span><text:span text:style-name="T2">expressiveness: there are properties that can be specified in LTL, but not in CTL and vice </text:span><text:span text:style-name="T2">versa. LTL formulas express properties of one possible system behavior. They are checked </text:span><text:soft-page-break/><text:span text:style-name="T2">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3"> </text:span><text:span text:style-name="T12">In other words, when mapping an OCL invariant to temporal logic, the only potential used operator is always. I</text:span><text:span text:style-name="T2">n order to better exploit PROD temporal logics and permit the expression of more properties, </text:span><text:span text:style-name="T12">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pan text:style-name="T1">UML class diagrams, in particular class invariants, operation pre-, and postconditions. Based on </text:span><text:span text:style-name="T1">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text:span><text:span text:style-name="T2">OCL proposal. Our OCL extension enables modelers to specify behavioral state-oriented </text:span><text:span text:style-name="T2">real-time constraints. It provides an intuitive understanding and readability at application </text:span><text:soft-page-break/><text:span text:style-name="T2">level since common OCL syntax and concepts are preserved. A well-defined formal semantics is given through the mapping of temporal OCL expressions to temporal logics </text:span><text:span text:style-name="T2">formulae.</text:span><text:span text:style-name="T13"> </text:span><text:span text:style-name="T12">Moreover, UML and OCL are missing adequate means to specify constraints over </text:span><text:span text:style-name="T12">the dynamic behavior of a UML model.</text:span><text:span text:style-name="T9">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9">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oft-page-break/><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9"> </text:span><text:span text:style-name="T1">modifier applied to an operation has the effect of evaluating the operation in the next state. The past expressions ‘previous e’, </text:span><text:span text:style-name="T9">‘</text:span><text:span text:style-name="T2">existsPrevious</text:span><text:span text:style-name="T9"> </text:span><text:span text:style-name="T1">e’, ‘alwaysPast e’, ‘some- timePast e’, ‘</text:span><text:span text:style-name="T2">always e1 since e2</text:span><text:span text:style-name="T9"> ’</text:span><text:span text:style-name="T1">, ‘sometime e1 since e2 , and the modifier </text:span><text:span text:style-name="T2">@pre</text:span><text:span text:style-name="T9">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text:soft-page-break/>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text:soft-page-break/>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oft-page-break/><text:span text:style-name="T1">This grammar (</text:span><text:span text:style-name="T2">shown in Figure 2)</text:span><text:span text:style-name="T9">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4"><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text:soft-page-break/>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9">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text:soft-page-break/>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text:span><text:span text:style-name="T2">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9">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text:soft-page-break/>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9">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text:span><text:span text:style-name="T2">having to transform into complex XMI constructs directly.</text:span></text:p>
      <text:p text:style-name="P14"><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4"><text:span text:style-name="T1">Our state machine language closely resembles UML state machines and there is a one-to-one </text:span><text:span text:style-name="T1">mapping from UML state machine constructs to XMI. Therefore, this final transformation step is </text:span><text:span text:style-name="T1">straightforward. </text:span><text:span text:style-name="T2">The Telelogic Rhapsody tool allows for execution of state machines.  ← does </text:span><text:soft-page-break/><text:span text:style-name="T2">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text:soft-page-break/>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text:soft-page-break/>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text:soft-page-break/>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text:soft-page-break/>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text:soft-page-break/>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9">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text:soft-page-break/>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text:span><text:span text:style-name="T1">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9">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text:span><text:span text:style-name="T2">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text:soft-page-break/>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text:span><text:span text:style-name="T1">verify properties written in Linear Temporal Logic (LTL). </text:span><text:span text:style-name="T2">The whole technique is implemented as an Eclipse plugin, which hides the model-checking formalism from the user. (for ppt. also the </text:span><text:span text:style-name="T2">following)</text:span><text:span text:style-name="T9"> </text:span><text:span text:style-name="T2">The main contribution of this work is to provide an efficient mechanism to be able </text:span><text:soft-page-break/><text:span text:style-name="T2">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text:span><text:span text:style-name="T1">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text:soft-page-break/>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9">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9">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text:soft-page-break/>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4"><text:span text:style-name="T1">The update is done using a d step statement to make the assignment of all new values as one step </text:span><text:span text:style-name="T1">at the execution time. After defining a methodology to track the execution state, LTL formulas can be written in terms of boolean expressions over the flags. </text:span><text:span text:style-name="T9">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6">------------------------------<text:line-break/></text:span><text:span text:style-name="T7">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text:soft-page-break/>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9">← </text:span><text:span text:style-name="T1">map all locations along a lifeline into (a set of) component vectors; </text:span><text:span text:style-name="T9">“</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text:span><text:span text:style-name="T1">notation for moving down the diagram and identifying any particular constructs. In the context of </text:span><text:soft-page-break/><text:span text:style-name="T1">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9">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9">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9">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text:span><text:span text:style-name="T1">port. It is important to note that independence alone does not guarantee concurrency - there is the additional requirement that the events concerned are both offered after some behaviour and occur consecutively. ←</text:span><text:span text:style-name="T9">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ext:soft-page-break/>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2">not</text:span><text:span text:style-name="T9">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1">activity</text:span><text:span text:style-name="T9"> </text:span><text:span text:style-name="T1">is added as the </text:span><text:span text:style-name="T11">behavior</text:span><text:span text:style-name="T9"> </text:span><text:span text:style-name="T1">of that class </text:span><text:span text:style-name="T11">operation.</text:span></text:p>
      <text:p text:style-name="P14"><text:span text:style-name="T1">Only elements from fUML are used; fUML still in beta; action lanugage is based on </text:span><text:span text:style-name="T11">Action Semantics package from UML</text:span><text:span text:style-name="T9">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text:span><text:span text:style-name="T1">level, making the process of creating reasonable sized executable UML models close to impossible. </text:span><text:span text:style-name="T2">To generate code from MOF compliant models, OMG created MOF Model to Text </text:span><text:span text:style-name="T2">Transformation Language [8], which is suitable to generate code from fUML models.</text:span></text:p>
      <text:p text:style-name="P2"><text:soft-page-break/>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1">invariant</text:span><text:span text:style-name="T9">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text:soft-page-break/>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text:span><text:span text:style-name="T1">of logic are formalised through equational rewrite rules. Defining data sorts through structured sorts </text:span><text:soft-page-break/><text:span text:style-name="T1">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2">“<text:span text:style-name="T15">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text:span><text:span text:style-name="T2">(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text:soft-page-break/>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2">“<text:span text:style-name="T15">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5">You’ll probably ask the question “how do you know it’s right, how do we know it’s correct, this </text:span><text:span text:style-name="T15">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text:soft-page-break/>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ext:span><text:span text:style-name="T1">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text:span><text:span text:style-name="T1">represented as a node with an arbitrary number of outgoing edges, each of which may be labeled with a set of conditions, to which we refer as modifiers, to be applied to the corresponding </text:span><text:span text:style-name="T1">subformulas. Nodes of the graph represent predicates, logical connectives, modal operators and </text:span><text:soft-page-break/><text:span text:style-name="T1">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text:span><text:span text:style-name="T2">clearly</text:span></text:p>
      <text:p text:style-name="P2"><text:soft-page-break/>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1">valid</text:span><text:span text:style-name="T9"> </text:span><text:span text:style-name="T1">and </text:span><text:span text:style-name="T11">invalid</text:span><text:span text:style-name="T9">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he goals Sequence Diagrams are used for) yields several possible choices in its semantics. </text:span><text:span text:style-name="T2">This </text:span><text:span text:style-name="T2">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text:soft-page-break/>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9">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text:span><text:span text:style-name="T1">cover the whole universe of traces. </text:span><text:span text:style-name="T9">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9">←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5">The ordering of OccurrenceSpecifications within each of the operands is maintained.</text:span></text:p>
      <text:p text:style-name="P12">“<text:span text:style-name="T15">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ext:span><text:span text:style-name="T2">the OMG specification were addressed. May and must behavior, universal, and existential diagrams can be differentiated. In Fig. 2 in [3] the authors give a nice example that certain </text:span><text:span text:style-name="T2">liveness properties cannot be expressed with assert or negate. Therefore, they propose an </text:span><text:soft-page-break/><text:span text:style-name="T2">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ext:soft-page-break/>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text:soft-page-break/>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text:soft-page-break/>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5">No explicit time point for the choice: The sets of traces from each operand are computed </text:span><text:span text:style-name="T15">independently and are combined with the rest of the diagram using the default weak sequencing to obtain all the possible traces of a diagram (Störrle, STAIRS, Cengarle &amp; Knapp, Thread-tag).</text:span></text:p>
      <text:p text:style-name="P15"><text:span text:style-name="T9">•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5">Explicit global time point for the choice: All involved lifelines synchronize before entering a choice, </text:span><text:span text:style-name="T15">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text:span><text:span text:style-name="T1">can evaluate the guards at different times, the value of the guard can change in the meantime. The UML 2 specification prescribes that </text:span><text:span text:style-name="T6">the guard should be placed on the lifeline where the first</text:span></text:p>
      <text:p text:style-name="P14"><text:span text:style-name="T6">event occurrence will occur, positioned above that event, in the containing Interaction or InteractionOperand.</text:span><text:span text:style-name="T9">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text:soft-page-break/>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text:soft-page-break/>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2">undecidable</text:span><text:span text:style-name="T9">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2">There is a lack of a clear picture of available options.</text:span><text:span text:style-name="T9">  </text:span><text:span text:style-name="T2">&lt;--  for ppt: ...but if we try to fit our semantic choices, it would probably be a bit of this and a bit of that</text:span></text:p>
      <text:p text:style-name="P2">------------------------------</text:p>
      <text:p text:style-name="P17">Property specification patterns for finite-state verification</text:p>
      <text:p text:style-name="P18">Awesome! Taxonomy of property specification patterns;</text:p>
      <text:p text:style-name="P18">obstacle: accurately express requirements that you wish to verify using the specification formalism of the tool</text:p>
      <text:p text:style-name="P18">patterns tend to generalize experience across multiple specific problem domains; they express “best practises” in the sw domain</text:p>
      <text:p text:style-name="P18">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1">A property specification pattern</text:span><text:span text:style-name="T9"> </text:span><text:span text:style-name="T1">is a generalized description of a commonly-occurring requirement </text:span><text:span text:style-name="T1">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text:soft-page-break/>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9"> </text:span><text:span text:style-name="T1">of states/events during system execution. It also provides separate patterns for compound properties that are built up from combinations of more basic patterns. While the systems he studies and the meanings of the </text:span><text:span text:style-name="T1">properties are very different there is significant structural similarity among the specifications in terms of patterns of temporal and logical operators, for example.</text:span></text:p>
      <text:p text:style-name="P5">Occurrence Patterns include:</text:p>
      <text:p text:style-name="P14"><text:soft-page-break/><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4"><text:span text:style-name="T2">Chain Precedence: </text:span><text:span text:style-name="T1">A sequence of states/events P1,...,Pn must always be preceded bya sequence </text:span><text:span text:style-name="T1">of states/events Q1,...,Qm. Generalization of the </text:span><text:span text:style-name="T2">Precendence</text:span><text:span text:style-name="T9">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9">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
      <text:p text:style-name="P9">for ppt:</text:p>
      <text:p text:style-name="P14"><text:span text:style-name="T6">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text:span><text:span text:style-name="T1">integers and reals. The usual operations on these data structures are predefined. Complex types can be constructed using type constructors such as sets, lists, and functions over any data type. </text:span><text:span text:style-name="T1">This permits the modelling of systems whose behaviour crucially depends on the data that is </text:span><text:soft-page-break/><text:span text:style-name="T1">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2">regular expressions</text:span><text:span text:style-name="T9"> </text:span><text:span text:style-name="T2">found in PDL. In many practical situations, </text:span><text:span text:style-name="T12">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text:span><text:span text:style-name="T1">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9">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text:soft-page-break/>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ext:soft-page-break/>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9"> </text:span><text:span text:style-name="T2">A property specification pattern is a generalized description of a commonly occurring requirement on the permissible state/event sequences </text:span><text:span text:style-name="T2">in such a finite-state model of a system.</text:span><text:span text:style-name="T9">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text:span><text:span text:style-name="T1">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text:span><text:span text:style-name="T1">Similarly, we note that some formalisms can express conditions involving infinite executions, while others are limited to finite sequences of states or events. Although we expect that, in practice, </text:span><text:span text:style-name="T1">almost all of the properties to be specified can be expressed in almost all of the commonly used </text:span><text:soft-page-break/><text:span text:style-name="T1">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4"><text:span text:style-name="T11">causality</text:span><text:span text:style-name="T9"> </text:span><text:span text:style-name="T1">and </text:span><text:span text:style-name="T11">conflict</text:span><text:span text:style-name="T9"> </text:span><text:span text:style-name="T1">are relations over events; from them, </text:span><text:span text:style-name="T11">concurrency</text:span><text:span text:style-name="T9"> </text:span><text:span text:style-name="T1">is derived as a relation too. SDs model </text:span><text:span text:style-name="T11">possible </text:span><text:span text:style-name="T1">interactions; liveness properties mean </text:span><text:span text:style-name="T11">necessary </text:span><text:span text:style-name="T1">interractions. Is assert meant 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text:span><text:span text:style-name="T1">sequence diagrams can be embedded into a true-concurrent two-level logic interpreted over labelled event structures. The top level logic, called communication logic, is used to describe inter-</text:span><text:span text:style-name="T1">object specification, whereas the lower level logic, called home logic, describes intra-object </text:span><text:soft-page-break/><text:span text:style-name="T1">behaviour.</text:span><text:span text:style-name="T9">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9">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ext:span><text:span text:style-name="T1">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ext:soft-page-break/>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2">none</text:span><text:span text:style-name="T9">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text:soft-page-break/>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9"> </text:span><text:span text:style-name="T2">Further, we assume here that these constraints are always local to a particular instance</text:span><text:span text:style-name="T1">. ← for ppt “semantics adopted” Messages in a sequence diagram cannot cross borders of operands or interaction </text:span><text:span text:style-name="T1">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
      <text:p text:style-name="P14"><text:soft-page-break/><text:span text:style-name="T2">They claim</text:span><text:span text:style-name="T9">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4"><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text:span><text:span text:style-name="T1">Accord-</text:span></text:p>
      <text:p text:style-name="P2">ingly, its Operand on each of the covered Lifelines forms an EU. Both CEUs and EUs are represented as NuSMV modules. ← DAFUQ</text:p>
      <text:p text:style-name="P2">ppt:</text:p>
      <text:p text:style-name="P2"><text:soft-page-break/>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text:soft-page-break/>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text:soft-page-break/>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2">← <text:span text:style-name="T16">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text:soft-page-break/>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9">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9"> </text:span><text:span text:style-name="T1">Although in this paper we focus on formulae expressed in LTL notation, other similar </text:span><text:span text:style-name="T1">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pan text:style-name="T2">The main goal of this work is to propose a scenario-based visual language for specifying temporal properties which balances expressive power and simplicity of use.</text:span><text:span text:style-name="T9">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text:soft-page-break/>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9">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text:soft-page-break/>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1">elementary</text:span><text:span text:style-name="T9">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text:soft-page-break/>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text:soft-page-break/>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text:span><text:span text:style-name="T1">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text:soft-page-break/>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text:soft-page-break/>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9">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text:span><text:span text:style-name="T2">UML in science and various domains of application. The most fundamental criticism of UML made by the models-based engineering community has been its lack of informal and formal </text:span><text:span text:style-name="T2">semantics, i.e., the colloquial nature of UML’s semantic description in natural language or in terms of UML itself; see [10,11]. Therefore, as pointed out in [12], multiple and potentially </text:span><text:soft-page-break/><text:span text:style-name="T2">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text:soft-page-break/>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text:span><text:span text:style-name="T1">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text:span><text:span text:style-name="T2">development process including round-trip engineering and code generation with a great deal of automation by means of tools, a formal semantics is indispensable. Such a modelling </text:span><text:span text:style-name="T2">language is thus close to a high-level design language and also to a programming language. </text:span><text:span text:style-name="T1">For that modelling language, all formal semantic questions have to be solved in order to achieve the </text:span><text:soft-page-break/><text:span text:style-name="T1">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text:soft-page-break/>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text:soft-page-break/>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4"><text:span text:style-name="T1">We have presented a method that extends the framework presented in [23] with the ability of </text:span><text:span text:style-name="T1">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9"> </text:span><text:span text:style-name="T1">The technique works backward from the property to be checked and it systematically applies </text:span><text:span text:style-name="T1">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text:soft-page-break/>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1">modalities</text:span><text:span text:style-name="T1">, not </text:span><text:span text:style-name="T11">operators.</text:span></text:p>
      <text:p text:style-name="P2">But are these operators the only problem blocking precise semantics for UML?</text:p>
      <text:p text:style-name="P14"><text:span text:style-name="T1">they define </text:span><text:span text:style-name="T11">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ext:span><text:span text:style-name="T1">the charts. </text:span><text:span text:style-name="T2">It thus enables specification of rich multi-modal scenario-based properties, such as liveness and safety, using mandatory, possible and forbidden scenarios.</text:span><text:span text:style-name="T9">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oft-page-break/><text:span text:style-name="T1">However,</text:span><text:span text:style-name="T9">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9">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text:span><text:span text:style-name="T1">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text:soft-page-break/>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text:soft-page-break/>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9">←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9">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text:soft-page-break/>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text:soft-page-break/>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9">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ext:span><text:span text:style-name="T1">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text:span><text:span text:style-name="T1">facilitate the carrying out of suitable refinement proofs by means of the model checker TLC. In order to stay within the boundaries of this paper, we had to restrict ourselves into sketching the process of </text:span><text:span text:style-name="T1">transforming a UML model into the corresponding cTLA processes and to verify some example properties. In UML 2.0, transitions can be provided with a statement containing an event name, a </text:span><text:soft-page-break/><text:span text:style-name="T1">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9">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9">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text:span><text:span text:style-name="T1">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text:span><text:span text:style-name="T1">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text:soft-page-break/>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text:soft-page-break/>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text:soft-page-break/>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9">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9">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4"><text:span text:style-name="T1">On the other hand, each kind of pattern has a </text:span><text:span text:style-name="T2">scope</text:span><text:span text:style-name="T9"> </text:span><text:span text:style-name="T1">of application which indicates the system </text:span><text:span text:style-name="T1">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2">These error states are introduced by the user in the diagrams, so the diagrams are more complicated</text:span><text:span text:style-name="T2">. ← for future work: oh, so it’s limiting to check for reachability error-states with monitors! think about: how many of the categories </text:span><text:span text:style-name="T2">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text:soft-page-break/>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9">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text:soft-page-break/>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9">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text:span><text:span text:style-name="T1">mentioned before, absence of livelocks in neither safety nor LTL property and therefore cannot be handled by scalable bounded model checking tools. For that reason, we identify a subclass of </text:span><text:soft-page-break/><text:span text:style-name="T1">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2">no future</text:span><text:span text:style-name="T9"> </text:span><text:span text:style-name="T2">executions that can release the stuck </text:span><text:span text:style-name="T2">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text:span><text:span text:style-name="T2">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text:soft-page-break/>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2">IODs are new in UML2.</text:span><text:span text:style-name="T9"> </text:span><text:span text:style-name="T2">They allow a designer to provide a high-level view of the possible interactions in a system. IODs constitute a high-level structuring mechanism </text:span><text:span text:style-name="T2">that is used to compose sce</text:span><text:span text:style-name="T12">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9">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ext:span><text:soft-page-break/><text:span text:style-name="T1">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9">“</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text:soft-page-break/>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2">MADES deals with model- based development of reactive, (time) critical embedded systems, hence MADES UML is particularly well-suited for modeling this category of systems.</text:span><text:span text:style-name="T9">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9">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text:span><text:span text:style-name="T1">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text:span><text:span text:style-name="T1">preferred to tools like Isabelle/Hol [NPW02] because it is completely automatic and transparent to the user. The majority of the approaches that address the deisgn notation solely focuses on the </text:span><text:span text:style-name="T1">structural aspects (namely, on the class diagrams), and the dynamic semantics of its behavioral diagrams such as activities, interactions and state machines, is still an open problem [BC11]. T</text:span><text:span text:style-name="T2">he </text:span><text:soft-page-break/><text:span text:style-name="T2">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9">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text:soft-page-break/>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ext:span><text:span text:style-name="T1">the interaction combination operators for weak and strict sequencing, parallel and alternative composition, as well as a restricted form of loops, which can have potentially or mandatorily infinitely </text:span><text:span text:style-name="T1">many iterations. </text:span><text:span text:style-name="T2">On the other hand, besides these uncontroversial standard constructs, we also handle a classical negation operator [3], which avoids the introduction of three-valued </text:span><text:soft-page-break/><text:span text:style-name="T2">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9">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text:span><text:span text:style-name="T1">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2">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text:span><text:span text:style-name="T2">semantics of basic interactions, state invariants, and the interaction operators seq, strict, par, alt, ignore, and, in a restricted form, loop [3,4]. </text:span><text:span text:style-name="T1">Furthermore, we handle a binary logic not </text:span><text:span text:style-name="T1">operator; not and loop are restricted to basic interactions ← we don’t restrict </text:span><text:span text:style-name="T2">loop</text:span><text:span text:style-name="T9"> </text:span><text:span text:style-name="T1">to basic interactions..</text:span></text:p>
      <text:p text:style-name="P14"><text:soft-page-break/><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9">←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pan text:style-name="T1">The negation operation on these interaction automata basically means that all accepting states become non-accepting states and all non-accepting states become accepting states in the negated </text:span><text:span text:style-name="T1">automaton. A new recurrent state is added, and from all complemented states transitions to this accepting state are added to accept all events that were not accepted in the corresponding state of the original automaton.</text:span><text:span text:style-name="T9">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2">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ext:span><text:span text:style-name="T2">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text:soft-page-break/>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9">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text:span><text:span text:style-name="T1">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9"> </text:span><text:span text:style-name="T1">Everything but the precise behaviour of its operator is valid for not. Finally, ignore allows additional messages to occur besides </text:span><text:span text:style-name="T1">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ext:soft-page-break/>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9"> </text:span><text:span text:style-name="T2">Brill et al. [17] discuss the generation of automata for basic LSCs. Our translation of basic </text:span><text:span text:style-name="T2">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text:span><text:span text:style-name="T1">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text:soft-page-break/>cover that both or one of the interaction automata do not show recurrence states.</text:p>
      <text:p text:style-name="P14"><text:span text:style-name="T2">Weak Sequencing.</text:span><text:span text:style-name="T9">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9">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text:soft-page-break/>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text:soft-page-break/>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9">←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text:soft-page-break/>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text:soft-page-break/>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text:span><text:span text:style-name="T1">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text:soft-page-break/>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text:soft-page-break/>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2">Although model checking is historically focused on using temporal logic properties for analysis, software model checking tends to use only safety properties and not liveness </text:span><text:soft-page-break/><text:span text:style-name="T12">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2">The most </text:span><text:span text:style-name="T12">common types of properties are simply local safety properties in the form of assertion violations</text:span><text:span text:style-name="T9"> </text:span><text:span text:style-name="T2">(including contracts) or uncaught runtime exceptions (for example null pointer dereferences). </text:span><text:span text:style-name="T12">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ext:soft-page-break/>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text:span><text:span text:style-name="T2">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ext:span><text:soft-page-break/><text:span text:style-name="T1">then apply model-checking techniques. </text:span><text:span text:style-name="T2">We construct a transition system which has one process for each actual object.</text:span><text:span text:style-name="T9">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text:soft-page-break/>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text:span><text:span text:style-name="T1">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9">Synthesizing hierarchical state machines from expressive scenario descriptions !! (2010)</text:p>
      <text:p text:style-name="Text_20_body"/>
      <text:p text:style-name="P19">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0"><text:span text:style-name="T2">With the introduction of interaction overview diagrams (IODs) in UML2.0, relationships such </text:span><text:span text:style-name="T2">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2">This algorithm takes into account not </text:span><text:soft-page-break/><text:span text:style-name="T12">only continuation and concurrency</text:span><text:span text:style-name="T2">, but also preemption, suspension and the notion of a negative scenario.  </text:span></text:p>
      <text:p text:style-name="P19">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8">In UML [OMG 2007], scenarios can be described using interaction diagrams (e.g., UML sequence diagrams). For reactive systems, it is also important to model state-dependent behavior using some form of finite state machine (FSM).</text:p>
      <text:p text:style-name="P18">[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8">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8">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8">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8">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text:soft-page-break/>scenario.</text:p>
      <text:p text:style-name="P18">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8">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9">In summary, our synthesis algorithm goes beyond previous synthesis algorithms because:</text:p>
      <text:p text:style-name="P19">- it takes into account a rich set of relationships between scenarios such as preemption, parallelism, and negation;</text:p>
      <text:p text:style-name="P19">-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9"> </text:span><text:span text:style-name="T1">IODs are based on high-level message sequence charts (hMSCs) [ITU 2004], a well-established notation </text:span><text:span text:style-name="T1">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text:soft-page-break/>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9">←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oft-page-break/><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9"> </text:span><text:span text:style-name="T2">flow final node</text:span><text:span text:style-name="T9">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pan text:style-name="T2">Positive traces define potential behaviors in any implementation of the EIOD. Negative traces may never occur in a valid implementation of the EIOD. ← for ppt: so we don’t need cold/hot </text:span><text:span text:style-name="T2">traces, this is a good definition, </text:span><text:span text:style-name="T12">potential</text:span><text:span text:style-name="T9">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text:soft-page-break/>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oft-page-break/><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9">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text:span><text:span text:style-name="T1">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text:span><text:span text:style-name="T1">definition or for when the result is not meant to be human-readable, but if the generated state machines are to be used in further development, readability is critical. </text:span><text:span text:style-name="T2">The formal semantics of </text:span><text:span text:style-name="T2">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text:soft-page-break/>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2">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9">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3"> </text:span><text:span text:style-name="T12">each object synchronizes with all other objects when an event is received. Although this does alleviate the problem of implied scenarios—which occur because an object’s local view of the system state, as captured in the generated FSM, is insufficient to enforce the global </text:span><text:span text:style-name="T12">view captured in the scenarios</text:span><text:span text:style-name="T9">—</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text:soft-page-break/>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text:soft-page-break/>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text:span><text:span text:style-name="T2">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text:soft-page-break/>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argeted formal validation and verification tool and analyze.</text:span></text:p>
      <text:p text:style-name="P14"><text:span text:style-name="T2">Currently, SPIDER includes a grammar and specification patterns for the specification </text:span><text:span text:style-name="T2">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text:soft-page-break/>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6">intent</text:span><text:span text:style-name="T9"> </text:span><text:span text:style-name="T1">(the structure of the specified behavior), a </text:span><text:span text:style-name="T6">scope</text:span><text:span text:style-name="T9">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ext:soft-page-break/>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text:span><text:span text:style-name="T1">occur; and Repeatability, which determines whether or not occurrences of action after an occurrence of response are required to be followed by response. Since we assume that the </text:span><text:span text:style-name="T1">alphabet may include more events than just action and response, Immediacy deals with whether or not these other events may occur at the second state. </text:span><text:span text:style-name="T2">Figure 2</text:span><text:span text:style-name="T9">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ext:span><text:span text:style-name="T1">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text:soft-page-break/>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9">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text:span><text:span text:style-name="T1">starting delimiter, and it is not repeatable; </text:span><text:span text:style-name="T2">Between Q and P</text:span><text:span text:style-name="T1">, which is concerned with the event sequence after an occurrence of the starting delimiter, Q, and before an occurrence of the ending </text:span><text:span text:style-name="T1">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text:soft-page-break/>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text:soft-page-break/>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pan text:style-name="T2">(</text:span><text:a xlink:type="simple" xlink:href="http://laser.cs.umass.edu/tools/propel.shtml"><text:span text:style-name="T14">http://laser.cs.umass.edu/tools/propel.shtml</text:span></text:a><text:span text:style-name="T10">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text:soft-page-break/>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text:soft-page-break/>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text:soft-page-break/>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4"><text:span text:style-name="T1">Prospec is a tool that assists practitioners in the elicitation and specification of system properties. </text:span><text:span text:style-name="T1">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9">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text:span><text:span text:style-name="T1">defining a pattern and scope and their associated parameters. For instance, universality, absence, and existence patterns have a single parameter that defines the proposition to be considered. The </text:span><text:span text:style-name="T1">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text:span><text:span text:style-name="T1">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text:span><text:soft-page-break/><text:span text:style-name="T1">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ext:span><text:soft-page-break/><text:span text:style-name="T1">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text:soft-page-break/>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ext:soft-page-break/>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text:span><text:span text:style-name="T1">where users can define projects and subprojects and then associate each property with a project in the hierarchy. As noted previously, there are some other patterns that we plan to support, since </text:span><text:span text:style-name="T1">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text:soft-page-break/>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o conduct both simulation and</text:span><text:span text:style-name="T9">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text:span><text:span text:style-name="T1">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text:soft-page-break/></text:p>
      <text:p text:style-name="P5">------------------------------</text:p>
      <text:p text:style-name="P14"><text:span text:style-name="T2">Tool support for learning Buchi automata and linear temporal logic </text:span><text:span text:style-name="T9">←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text:span><text:span text:style-name="T1">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text:span><text:span text:style-name="T2">common behavior, then the system is correct with respect to the original specification formula. ← we advocate the same; for future work, for meeting also!! This is the essence of </text:span><text:span text:style-name="T2">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text:soft-page-break/>[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2">this results in a uniform treatment of both the system and its specification</text:span><text:span text:style-name="T9">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text:soft-page-break/>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19T14:21:51</dc:date>
    <dc:creator>Daniela Remenska</dc:creator>
    <meta:editing-duration>P7DT5H39M35S</meta:editing-duration>
    <meta:editing-cycles>630</meta:editing-cycles>
    <meta:generator>LibreOffice/3.5$Linux_x86 LibreOffice_project/350m1$Build-2</meta:generator>
    <meta:document-statistic meta:table-count="0" meta:image-count="0" meta:object-count="0" meta:page-count="207" meta:paragraph-count="1986" meta:word-count="126665" meta:character-count="809251" meta:non-whitespace-character-count="683844"/>
  </office:meta>
</office:document-meta>
</file>